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311in"/>
    </style:style>
    <style:style style:name="co3" style:family="table-column">
      <style:table-column-properties fo:break-before="auto" style:column-width="2.37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Mono" style:font-name-asian="Liberation Mono" style:font-name-complex="Liberation Mono"/>
    </style:style>
  </office:automatic-styles>
  <office:body>
    <office:spreadsheet>
      <table:calculation-settings table:automatic-find-labels="false" table:use-regular-expressions="false" table:use-wildcards="true"/>
      <table:table table:name="Installs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stall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n Window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stall an hyperviser, such a s Virtual Box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Install Minikube – See minikube website <text:s/>(which installs kubectl as a dependenc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wnload and run the installer for the <text:a xlink:href="https://storage.googleapis.com/minikube/releases/latest/minikube-installer.exe" xlink:type="simple">latest release</text:a>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 if using PowerShell, use this command: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ew-Item -Path 'c:\' -Name 'minikube' -ItemType Directory -For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oke-WebRequest -OutFile 'c:\minikube\minikube.exe' -Uri 'https://github.com/kubernetes/minikube/releases/latest/download/minikube-windows-amd64.exe' -UseBasicParsing </text:p>
          </table:table-cell>
        </table:table-row>
        <table:table-row table:style-name="ro1">
          <table:table-cell/>
          <table:table-cell office:value-type="string" calcext:value-type="string">
            <text:p>Add the minikube.exe binary to your PATH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ke sure to run PowerShell as Administrator.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$oldPath = [Environment]::GetEnvironmentVariable('Path', [EnvironmentVariableTarget]::Machine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f ($oldPath.Split(';') -inotcontains 'C:\minikube'){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2"/>[Environment]::SetEnvironmentVariable('Path', $('{0};C:\minikube' -f $oldPath), [EnvironmentVariableTarget]::Machine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} 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Start Minikub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inikube start –driver=virtualbox --virtualbox-no-vtx-check </text:p>
          </table:table-cell>
        </table:table-row>
      </table:table>
      <table:table table:name="RAID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For servers it is better to connect in raid 1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n a RAID 10 array, the data is distributed across multiple hard drives by striping (RAID 0) and then mirrored (RAID 1) for redundancy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owever, there is no way to distribute the data from the failed drive onto the other drives in the array </text:p>
          </table:table-cell>
        </table:table-row>
        <table:table-row table:style-name="ro1">
          <table:table-cell office:value-type="string" calcext:value-type="string">
            <text:p>A hot spare is a hard drive that is installed and connected to the RAID controller but is not actively used in the array. </text:p>
          </table:table-cell>
        </table:table-row>
        <table:table-row table:style-name="ro1">
          <table:table-cell office:value-type="string" calcext:value-type="string">
            <text:p>In the event of a hard drive failure, the RAID controller can automatically use the hot spare to rebuild the data from the failed drive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t is important to note that RAID 10 has relatively low computational overhead compared to other RAID levels such as RAID 5 or RAID 6. </text:p>
          </table:table-cell>
        </table:table-row>
        <table:table-row table:style-name="ro1">
          <table:table-cell office:value-type="string" calcext:value-type="string">
            <text:p>This is because RAID 10 uses simple mirroring and striping techniques, which do not require complex parity calculations. As a result, the impact of a RAID 10 array on CPU usage is generally minimal. </text:p>
          </table:table-cell>
        </table:table-row>
      </table:table>
      <table:table table:name="server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Price New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Processor 32 cores</text:p>
          </table:table-cell>
          <table:table-cell office:value-type="float" office:value="1" calcext:value-type="float">
            <text:p>1</text:p>
          </table:table-cell>
          <table:table-cell office:value-type="float" office:value="3900" calcext:value-type="float">
            <text:p>3900</text:p>
          </table:table-cell>
          <table:table-cell table:formula="of:=[.C6]*[.D6]" office:value-type="float" office:value="3900" calcext:value-type="float">
            <text:p>3900</text:p>
          </table:table-cell>
        </table:table-row>
        <table:table-row table:style-name="ro1">
          <table:table-cell/>
          <table:table-cell office:value-type="string" calcext:value-type="string">
            <text:p>ram 128 gb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formula="of:=[.C7]*[.D7]"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string" calcext:value-type="string">
            <text:p>motherboard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formula="of:=[.C8]*[.D8]"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string" calcext:value-type="string">
            <text:p>hdd 10tb</text:p>
          </table:table-cell>
          <table:table-cell office:value-type="float" office:value="3" calcext:value-type="float">
            <text:p>3</text:p>
          </table:table-cell>
          <table:table-cell office:value-type="float" office:value="360" calcext:value-type="float">
            <text:p>360</text:p>
          </table:table-cell>
          <table:table-cell table:formula="of:=[.C9]*[.D9]" office:value-type="float" office:value="1080" calcext:value-type="float">
            <text:p>1080</text:p>
          </table:table-cell>
        </table:table-row>
        <table:table-row table:style-name="ro1">
          <table:table-cell/>
          <table:table-cell office:value-type="string" calcext:value-type="string">
            <text:p>ssd</text:p>
          </table:table-cell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table:formula="of:=[.C10]*[.D10]" office:value-type="float" office:value="900" calcext:value-type="float">
            <text:p>900</text:p>
          </table:table-cell>
        </table:table-row>
        <table:table-row table:style-name="ro1">
          <table:table-cell/>
          <table:table-cell office:value-type="string" calcext:value-type="string">
            <text:p>power supply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formula="of:=[.C11]*[.D11]"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formula="of:=[.C12]*[.D12]" office:value-type="float" office:value="500" calcext:value-type="float">
            <text:p>50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C13]*[.D1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olin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formula="of:=[.C14]*[.D14]" office:value-type="float" office:value="250" calcext:value-type="float">
            <text:p>25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C15]*[.D1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UPS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formula="of:=[.C16]*[.D16]"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string" calcext:value-type="string">
            <text:p>Cables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[.C17]*[.D17]"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Gear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formula="of:=[.C18]*[.D18]"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Installation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formula="of:=[.C19]*[.D19]"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Insurance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formula="of:=[.C20]*[.D20]" office:value-type="float" office:value="500" calcext:value-type="float">
            <text:p>50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C21]*[.D21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2" table:formula="of:=SUM([.E6:.E21])" office:value-type="float" office:value="11630" calcext:value-type="float">
            <text:p>11630</text:p>
          </table:table-cell>
        </table:table-row>
        <table:table-row table:style-name="ro1">
          <table:table-cell table:number-columns-repeated="4"/>
          <table:table-cell office:value-type="float" office:value="1.14" calcext:value-type="float">
            <text:p>1.14</text:p>
          </table:table-cell>
        </table:table-row>
        <table:table-row table:style-name="ro1">
          <table:table-cell table:number-columns-repeated="4"/>
          <table:table-cell table:style-name="ce3" table:formula="of:=[.E22]*[.E23]" office:value-type="float" office:value="13258.2" calcext:value-type="float">
            <text:p>13258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rice ebay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Processor 32 cores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C29]*[.D29]"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ram 128 gb</text:p>
          </table:table-cell>
          <table:table-cell table:number-columns-repeated="2"/>
          <table:table-cell table:formula="of:=[.C30]*[.D3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therboard</text:p>
          </table:table-cell>
          <table:table-cell table:number-columns-repeated="2"/>
          <table:table-cell table:formula="of:=[.C31]*[.D3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dd 10tb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table:formula="of:=[.C32]*[.D32]" office:value-type="float" office:value="720" calcext:value-type="float">
            <text:p>720</text:p>
          </table:table-cell>
        </table:table-row>
        <table:table-row table:style-name="ro1">
          <table:table-cell/>
          <table:table-cell office:value-type="string" calcext:value-type="string">
            <text:p>ssd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table:formula="of:=[.C33]*[.D33]" office:value-type="float" office:value="340" calcext:value-type="float">
            <text:p>340</text:p>
          </table:table-cell>
        </table:table-row>
        <table:table-row table:style-name="ro1">
          <table:table-cell/>
          <table:table-cell office:value-type="string" calcext:value-type="string">
            <text:p>power supply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C34]*[.D3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C35]*[.D35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36]*[.D3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oling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C37]*[.D3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C38]*[.D3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UPS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formula="of:=[.C39]*[.D39]"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string" calcext:value-type="string">
            <text:p>Cables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[.C40]*[.D40]"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Gear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formula="of:=[.C41]*[.D41]"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Installatio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C42]*[.D4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surance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C43]*[.D4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.C44]*[.D44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2" table:formula="of:=SUM([.E29:.E44])" office:value-type="float" office:value="3060" calcext:value-type="float">
            <text:p>3060</text:p>
          </table:table-cell>
        </table:table-row>
        <table:table-row table:style-name="ro1">
          <table:table-cell table:number-columns-repeated="4"/>
          <table:table-cell office:value-type="float" office:value="1.14" calcext:value-type="float">
            <text:p>1.14</text:p>
          </table:table-cell>
        </table:table-row>
        <table:table-row table:style-name="ro1">
          <table:table-cell table:number-columns-repeated="4"/>
          <table:table-cell table:style-name="ce3" table:formula="of:=[.E45]*[.E46]" office:value-type="float" office:value="3488.4" calcext:value-type="float">
            <text:p>3488</text:p>
          </table:table-cell>
        </table:table-row>
      </table:table>
      <table:table table:name="OS +security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Ubuntu Server 22.04 Lt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1 GHz CPU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512 MB RAM (system memory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2.5 GB hard drive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pt updat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pt dist-upgra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matic updat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pt install unattended-upgrad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pkg-reconfigure --priority=low unattended-upgrade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dd us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user eti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sermod -aG sudo etien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s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n server</text:p>
          </table:table-cell>
          <table:table-cell office:value-type="string" calcext:value-type="string">
            <text:p>mkdir ~/.ssh &amp;&amp; chmod 700 ~/.ssh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s -a</text:p>
          </table:table-cell>
          <table:table-cell office:value-type="string" calcext:value-type="string">
            <text:p>to show hidden folder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ogou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n windows</text:p>
          </table:table-cell>
          <table:table-cell office:value-type="string" calcext:value-type="string">
            <text:p>ssh-keygen -b 40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d .ssh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cp $env:USERPROFILE/.ssh/id_rsa.pub serveruser@serveripaddress:~/.ssh/authorized_keys</text:p>
          </table:table-cell>
          <table:table-cell table:number-columns-repeated="5"/>
        </table:table-row>
        <table:table-row table:style-name="ro2">
          <table:table-cell/>
          <table:table-cell table:style-name="ce8"/>
          <table:table-cell office:value-type="string" calcext:value-type="string">
            <text:p><text:span text:style-name="T1">scp </text:span><text:span text:style-name="T2">%USERPROFILE%</text:span>/.ssh/id_rsa.pub serveruser@serveripaddress:~/.ssh/authorized_keys</text:p>
          </table:table-cell>
          <table:table-cell table:number-columns-repeated="5"/>
        </table:table-row>
        <table:table-row table:style-name="ro2">
          <table:table-cell/>
          <table:table-cell table:style-name="ce8"/>
          <table:table-cell table:number-columns-repeated="6"/>
        </table:table-row>
        <table:table-row table:style-name="ro1">
          <table:table-cell/>
          <table:table-cell office:value-type="string" calcext:value-type="string">
            <text:p>ssh to server</text:p>
          </table:table-cell>
          <table:table-cell office:value-type="string" calcext:value-type="string">
            <text:p>ssh serveruser@serveripaddres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ock down log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ver</text:p>
          </table:table-cell>
          <table:table-cell office:value-type="string" calcext:value-type="string">
            <text:p>sudo nano /etc/ssh/sshd_config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in the file</text:p>
          </table:table-cell>
          <table:table-cell office:value-type="string" calcext:value-type="string">
            <text:p>change <text:s text:c="36"/>port 8456 <text:s text:c="6"/>another random and high port other than 2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ncomment and change <text:s text:c="10"/>Address Family inet</text:p>
          </table:table-cell>
          <table:table-cell table:number-columns-repeated="4"/>
          <table:table-cell office:value-type="string" calcext:value-type="string">
            <text:p>to only allow ipv4 not 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nge <text:s text:c="35"/>PermitRootLogin n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ange <text:s text:c="35"/>PasswordAuthentication n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rl x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restart</text:p>
          </table:table-cell>
          <table:table-cell office:value-type="string" calcext:value-type="string">
            <text:p>sudo systemctl restart sshd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sh serveruser@serveripaddress -p 8456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t firewal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do ss -tupln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udo apt install ufw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udo ufw statu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udo ufw allow 84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udo ufw statu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udo ufw enab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udo ufw statu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udo ufw allow 80/tcp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move pin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ing serveripaddress -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remove ping</text:p>
          </table:table-cell>
          <table:table-cell office:value-type="string" calcext:value-type="string">
            <text:p>sudo nano /etc/ufw/before.rul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ook for the line <text:s text:c="3"/># ok icmp codes for INPUT <text:s text:c="4"/>and just after this line, add the line: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-A ufw-before-input -p icmp --icmp-type echo-request -j DROP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rl x <text:s text:c="14"/>y <text:s text:c="9"/>Enter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udo reboot</text:p>
          </table:table-cell>
          <table:table-cell table:number-columns-repeated="5"/>
        </table:table-row>
      </table:table>
      <table:table table:name="VirtBox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 Ubuntu server 22.04 Lt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unt a fold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 Virtual Box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 Settings / Shared folders / Ad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 to a folder on Windows, and enter a name of shared folder ex. “linked”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 mount point <text:s text:c="2"/>/mnt/shar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 Ubuntu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udo mkdir /mnt/share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udo mount vboxsf linked /mnt/shar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SH into V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 Virtual Box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 Settings / Networks /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T + advanced / add port forwarding rules from host port 2222 to guest port 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 Windows cm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sh -p 2222 etien@localho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P</text:p>
          </table:table-cell>
          <table:table-cell/>
          <table:table-cell office:value-type="string" calcext:value-type="string">
            <text:p>ip 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ng</text:p>
          </table:table-cell>
          <table:table-cell/>
          <table:table-cell office:value-type="string" calcext:value-type="string">
            <text:p>ping google.com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stall Docker engine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7" office:value-type="string" calcext:value-type="string">
            <text:p><text:a xlink:href="https://docs.docker.com/engine/install/ubuntu/" xlink:type="simple">Install Docker Engine on Ubuntu | Docker Documentation</text:a> 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py images by file and shared folder through the V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indows: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ocker commit CONTAINERID zap-web-commit</text:p>
          </table:table-cell>
          <table:table-cell table:number-columns-repeated="3"/>
          <table:table-cell office:value-type="string" calcext:value-type="string">
            <text:p>get the containerid with docker desktop u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cker save -o my_image.tar zap-web-comm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py the tar into the shared fold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buntu (vm):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udo docker load -i /mnt/shared/my_image.ta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udo docker run -d zap-web-commit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ginx</text:p>
          </table:table-cell>
          <table:table-cell office:value-type="string" calcext:value-type="string">
            <text:p>sudo docker run -d --mount type=bind,source=/mnt/shared/,target=/etc/nginx/conf.d/ -p 80:80 zap-ngin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eb</text:p>
          </table:table-cell>
          <table:table-cell office:value-type="string" calcext:value-type="string">
            <text:p>sudo docker run -d -p 8001:8001 zap-web-commi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“web” would have to be replaced by the IP of the container in nginx conf file but I think that docker-compose should be use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udo docker p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op a container and remove non-running imag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udo docker p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do docker stop &lt;containerID&gt;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do docker image prune -a</text:p>
          </table:table-cell>
          <table:table-cell table:number-columns-repeated="5"/>
        </table:table-row>
      </table:table>
      <table:table table:name="VB Ram" table:style-name="ta1">
        <table:table-column table:style-name="co1" table:number-columns-repeated="2" table:default-cell-style-name="Default"/>
        <table:table-column table:style-name="co3" table:default-cell-style-name="ce1"/>
        <table:table-column table:style-name="co1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 Ubuntu running on VB</text:p>
          </table:table-cell>
          <table:table-cell table:number-columns-repeated="2"/>
          <table:table-cell table:style-name="ce1" office:value-type="string" calcext:value-type="string">
            <text:p>MB of 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mstat</text:p>
          </table:table-cell>
          <table:table-cell/>
          <table:table-cell table:style-name="ce1" office:value-type="string" calcext:value-type="string">
            <text:p>readings</text:p>
          </table:table-cell>
          <table:table-cell table:style-name="ce1" office:value-type="string" calcext:value-type="string">
            <text:p>spec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buntu server 22.04 Lts at install</text:p>
          </table:table-cell>
          <table:table-cell office:value-type="float" office:value="372" calcext:value-type="float">
            <text:p>372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3"/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ith Docker Engine running</text:p>
          </table:table-cell>
          <table:table-cell office:value-type="float" office:value="1110" calcext:value-type="float">
            <text:p>111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fter loading image zap-web</text:p>
          </table:table-cell>
          <table:table-cell office:value-type="float" office:value="1409" calcext:value-type="float">
            <text:p>140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fter docker run zap-web</text:p>
          </table:table-cell>
          <table:table-cell office:value-type="float" office:value="1436" calcext:value-type="float">
            <text:p>143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fter loading image zap-nginx</text:p>
          </table:table-cell>
          <table:table-cell office:value-type="float" office:value="1527" calcext:value-type="float">
            <text:p>152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fter docker run zap-nginx</text:p>
          </table:table-cell>
          <table:table-cell office:value-type="float" office:value="1530" calcext:value-type="float">
            <text:p>153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fter running docker system prune (i think)</text:p>
          </table:table-cell>
          <table:table-cell office:value-type="float" office:value="1350" calcext:value-type="float">
            <text:p>1350</text:p>
          </table:table-cell>
          <table:table-cell/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UFW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lso see fail2ban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udo apt install ufw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n ufw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udo ufw statu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ano /etc/default/ufw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udo ufw disab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do ufw reset</text:p>
          </table:table-cell>
          <table:table-cell/>
          <table:table-cell office:value-type="string" calcext:value-type="string">
            <text:p>(dont reset with ufw enabled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udo ufw default deny incom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do ufw default allow outgo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do systemctl stop ufw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do ufw statu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do ufw allow ss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do ufw statu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do ufw allow htt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do ufw allow http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low only a certain ip (not good for dynamic ip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udo ufw allow from 10.0.0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do ufw allow from 10.0.0.1 to any port 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do ufw allow from 10.0.0.1/24 to any port 2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udo systemctl start ufw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do ufw ena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lete a particular rule from statu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udo ufw status number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do ufw delete 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n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udo ufw deny ftp</text:p>
          </table:table-cell>
          <table:table-cell table:number-columns-repeated="2"/>
        </table:table-row>
      </table:table>
      <table:table table:name="aws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"C:/Users/etien/.ssh/keyserver.pem" ubuntu@ec2-18-191-52-47.us-east-2.compute.amazonaws.com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got to write setting up and installing docker engine</text:p>
          </table:table-cell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Create a folder for project file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udo mkdir /srv/zap &amp;&amp; sudo chmod 700 /srv/zap &amp;&amp; sudo chown ubuntu:ubuntu /srv/zap</text:p>
          </table:table-cell>
        </table:table-row>
        <table:table-row table:style-name="ro1">
          <table:table-cell/>
          <table:table-cell office:value-type="string" calcext:value-type="string">
            <text:p>check permissions and own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d /srv/za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s -ld</text:p>
          </table:table-cell>
        </table:table-row>
      </table:table>
      <table:table table:name="deploy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https://londonappdeveloper.com/django-docker-deployment-with-https-using-letsencrypt/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ocker start a Django project and remove the container, only the folders are lef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cker-compose run --rm app sh -c "django-admin startproject app ." <text:s text:c="22"/>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his creates a basic django structure, no ven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cker-compose u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eck that 127.0.0.1:8000 is runn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add 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it commit -am "added new django project"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reate an ap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cker-compose run --rm app sh -c "python manage.py startapp home" 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cd docker/prox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cker build 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udo systemctl enable docker.servic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do systemctl start docker.servic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do usermod -aG docker ubuntu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tall docker-compo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get https://github.com/docker/compose/releases/latest/download/docker-compose-$(uname -s)-$(uname -m)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do mv docker-compose-$(uname -s)-$(uname -m) /usr/local/bin/docker-compose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do chmod +x /usr/local/bin/docker-compose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cker --vers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cker-compose --vers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cker run hello-wor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nect to Github from the server via ss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sh-keygen -t ed25519 -C "GitHub Deploy Key"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t ~/.ssh/id_ed25519.pub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py line to Github, My repo, Settings, add deploy 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load git repo to serv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it clone git@github.com:voowoov/erSite.g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py .env file to the project path and modify the content (variables) manuall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d erSi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s -a</text:p>
          </table:table-cell>
          <table:table-cell office:value-type="string" calcext:value-type="string">
            <text:p>to view hidd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p .env.sample .env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ano .env</text:p>
          </table:table-cell>
          <table:table-cell office:value-type="string" calcext:value-type="string">
            <text:p>change vari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certificate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docker-compose -f docker-compose.deploy.yml run --rm certbot /opt/certify-init.sh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cker ps -a</text:p>
          </table:table-cell>
          <table:table-cell/>
          <table:table-cell office:value-type="string" calcext:value-type="string">
            <text:p>view running containe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cker-compose -f docker-compose.deploy.yml down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cker-compose -f docker-compose.deploy.yml up 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ake a deploy chang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cker-compose -f docker-compose.deploy.yml down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it pull origi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cker-compose -f docker-compose.deploy.yml build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cker-compose -f docker-compose.deploy.yml up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un in backgrou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trl 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cker-compose -f docker-compose.deploy.yml up -d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ertificate renewal manua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cker-compose -f docker-compose.deploy.yml run --rm certbot sh -c "certbot renew" 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ertificate renewal aut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d ..</text:p>
          </table:table-cell>
          <table:table-cell office:value-type="string" calcext:value-type="string">
            <text:p>(user home director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p erSite/renew.sh renew.sh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rontab -e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 0 * * 6 sh /home/ec2-user/renew.sh </text:p>
          </table:table-cell>
          <table:table-cell table:number-columns-repeated="2"/>
          <table:table-cell office:value-type="string" calcext:value-type="string">
            <text:p>This will run the renewal weekly at midnight. 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docker shel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cker ps -a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docker exec -it &lt;container_name&gt; bash 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iew nginx log from inside dock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d /var/log/ngin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t access.log</text:p>
          </table:table-cell>
          <table:table-cell office:value-type="string" calcext:value-type="string">
            <text:p>cat error.log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iew nginx log from outside dock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cker ps -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cker logs &lt;container_name&gt;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ake care of nginx log fil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e logrotate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monitor ressourc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msta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cker stat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p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move all docker containers, images and volum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cker stop $(docker ps -aq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cker rm $(docker ps -aq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cker rmi $(docker images -q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cker volume rm $(docker volume ls -q)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7T22:48:41.553000000</meta:creation-date>
    <meta:generator>LibreOffice/7.4.3.2$Windows_X86_64 LibreOffice_project/1048a8393ae2eeec98dff31b5c133c5f1d08b890</meta:generator>
    <dc:date>2023-09-01T00:36:09.767000000</dc:date>
    <meta:editing-duration>P3DT3H18M48S</meta:editing-duration>
    <meta:editing-cycles>43</meta:editing-cycles>
    <meta:document-statistic meta:table-count="9" meta:cell-count="378" meta:object-count="0"/>
  </office:meta>
</office:document-meta>
</file>